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197in" svg:height="4.3319in" svg:x="2.4476in" svg:y="0.3638in">
            <draw:object draw:notify-on-update-of-ranges="Sheet1.M2:Sheet1.M19 Sheet1.A2:Sheet1.A19 Sheet1.B1:Sheet1.B1 Sheet1.B2:Sheet1.B19 Sheet1.F29:Sheet1.F55 Sheet1.G29:Sheet1.G55 Sheet1.A21:Sheet1.A38 Sheet1.B20:Sheet1.B20 Sheet1.B21:Sheet1.B38 Sheet1.L2:Sheet1.L28 Sheet1.M1:Sheet1.M1 Sheet1.M2:Sheet1.M28 Sheet1.N2:Sheet1.N28 Sheet1.O1:Sheet1.O1 Sheet1.O2:Sheet1.O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Powiększanie o 1</text:p>
          </table:table-cell>
          <table:table-cell table:number-columns-repeated="10"/>
          <table:table-cell office:value-type="string" calcext:value-type="string">
            <text:p>Podwajanie</text:p>
          </table:table-cell>
          <table:table-cell/>
          <table:table-cell office:value-type="string" calcext:value-type="string">
            <text:p>O(nlog(n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3" calcext:value-type="float">
            <text:p>0.019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0124" calcext:value-type="float">
            <text:p>0.0124</text:p>
          </table:table-cell>
          <table:table-cell office:value-type="float" office:value="1" calcext:value-type="float">
            <text:p>1</text:p>
          </table:table-cell>
          <table:table-cell table:formula="of:=[.L2]*LOG([.N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047" calcext:value-type="float">
            <text:p>0.0047</text:p>
          </table:table-cell>
          <table:table-cell office:value-type="float" office:value="2" calcext:value-type="float">
            <text:p>2</text:p>
          </table:table-cell>
          <table:table-cell table:formula="of:=[.L3]*LOG([.N3];2)/100000"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9" calcext:value-type="float">
            <text:p>0.008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0045" calcext:value-type="float">
            <text:p>0.0045</text:p>
          </table:table-cell>
          <table:table-cell office:value-type="float" office:value="4" calcext:value-type="float">
            <text:p>4</text:p>
          </table:table-cell>
          <table:table-cell table:formula="of:=[.L4]*LOG([.N4];2)/100000"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3" calcext:value-type="float">
            <text:p>0.010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0051" calcext:value-type="float">
            <text:p>0.0051</text:p>
          </table:table-cell>
          <table:table-cell office:value-type="float" office:value="8" calcext:value-type="float">
            <text:p>8</text:p>
          </table:table-cell>
          <table:table-cell table:formula="of:=[.L5]*LOG([.N5];2)/100000"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36" calcext:value-type="float">
            <text:p>0.013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0.0059" calcext:value-type="float">
            <text:p>0.0059</text:p>
          </table:table-cell>
          <table:table-cell office:value-type="float" office:value="16" calcext:value-type="float">
            <text:p>16</text:p>
          </table:table-cell>
          <table:table-cell table:formula="of:=[.L6]*LOG([.N6];2)/100000"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5" calcext:value-type="float">
            <text:p>0.0205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32" calcext:value-type="float">
            <text:p>32</text:p>
          </table:table-cell>
          <table:table-cell table:formula="of:=[.L7]*LOG([.N7];2)/100000"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24" calcext:value-type="float">
            <text:p>0.0624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0101" calcext:value-type="float">
            <text:p>0.0101</text:p>
          </table:table-cell>
          <table:table-cell office:value-type="float" office:value="64" calcext:value-type="float">
            <text:p>64</text:p>
          </table:table-cell>
          <table:table-cell table:formula="of:=[.L8]*LOG([.N8];2)/100000" office:value-type="float" office:value="0.00384" calcext:value-type="float">
            <text:p>0.003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08" calcext:value-type="float">
            <text:p>0.1208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0.0158" calcext:value-type="float">
            <text:p>0.0158</text:p>
          </table:table-cell>
          <table:table-cell office:value-type="float" office:value="128" calcext:value-type="float">
            <text:p>128</text:p>
          </table:table-cell>
          <table:table-cell table:formula="of:=[.L9]*LOG([.N9];2)/100000"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37" calcext:value-type="float">
            <text:p>0.3837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0.0295" calcext:value-type="float">
            <text:p>0.0295</text:p>
          </table:table-cell>
          <table:table-cell office:value-type="float" office:value="256" calcext:value-type="float">
            <text:p>256</text:p>
          </table:table-cell>
          <table:table-cell table:formula="of:=[.L10]*LOG([.N10];2)/100000"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76" calcext:value-type="float">
            <text:p>0.776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0.0848" calcext:value-type="float">
            <text:p>0.0848</text:p>
          </table:table-cell>
          <table:table-cell office:value-type="float" office:value="512" calcext:value-type="float">
            <text:p>512</text:p>
          </table:table-cell>
          <table:table-cell table:formula="of:=[.L11]*LOG([.N11];2)/100000"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263" calcext:value-type="float">
            <text:p>2.2263</text:p>
          </table:table-cell>
          <table:table-cell table:number-columns-repeated="9"/>
          <table:table-cell office:value-type="float" office:value="1024" calcext:value-type="float">
            <text:p>1024</text:p>
          </table:table-cell>
          <table:table-cell office:value-type="float" office:value="0.1939" calcext:value-type="float">
            <text:p>0.1939</text:p>
          </table:table-cell>
          <table:table-cell office:value-type="float" office:value="1024" calcext:value-type="float">
            <text:p>1024</text:p>
          </table:table-cell>
          <table:table-cell table:formula="of:=[.L12]*LOG([.N12];2)/100000"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9806" calcext:value-type="float">
            <text:p>7.9806</text:p>
          </table:table-cell>
          <table:table-cell table:number-columns-repeated="9"/>
          <table:table-cell office:value-type="float" office:value="2048" calcext:value-type="float">
            <text:p>2048</text:p>
          </table:table-cell>
          <table:table-cell office:value-type="float" office:value="0.3772" calcext:value-type="float">
            <text:p>0.3772</text:p>
          </table:table-cell>
          <table:table-cell office:value-type="float" office:value="2048" calcext:value-type="float">
            <text:p>2048</text:p>
          </table:table-cell>
          <table:table-cell table:formula="of:=[.L13]*LOG([.N13];2)/100000" office:value-type="float" office:value="0.22528" calcext:value-type="float">
            <text:p>0.225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0.9136" calcext:value-type="float">
            <text:p>30.9136</text:p>
          </table:table-cell>
          <table:table-cell table:number-columns-repeated="9"/>
          <table:table-cell office:value-type="float" office:value="4096" calcext:value-type="float">
            <text:p>4096</text:p>
          </table:table-cell>
          <table:table-cell office:value-type="float" office:value="0.7393" calcext:value-type="float">
            <text:p>0.7393</text:p>
          </table:table-cell>
          <table:table-cell office:value-type="float" office:value="4096" calcext:value-type="float">
            <text:p>4096</text:p>
          </table:table-cell>
          <table:table-cell table:formula="of:=[.L14]*LOG([.N14];2)/100000"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1.549" calcext:value-type="float">
            <text:p>121.549</text:p>
          </table:table-cell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0.8794" calcext:value-type="float">
            <text:p>0.8794</text:p>
          </table:table-cell>
          <table:table-cell office:value-type="float" office:value="8192" calcext:value-type="float">
            <text:p>8192</text:p>
          </table:table-cell>
          <table:table-cell table:formula="of:=[.L15]*LOG([.N15];2)/100000"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82.827" calcext:value-type="float">
            <text:p>482.827</text:p>
          </table:table-cell>
          <table:table-cell table:number-columns-repeated="9"/>
          <table:table-cell office:value-type="float" office:value="16384" calcext:value-type="float">
            <text:p>16384</text:p>
          </table:table-cell>
          <table:table-cell office:value-type="float" office:value="1.5608" calcext:value-type="float">
            <text:p>1.5608</text:p>
          </table:table-cell>
          <table:table-cell office:value-type="float" office:value="16384" calcext:value-type="float">
            <text:p>16384</text:p>
          </table:table-cell>
          <table:table-cell table:formula="of:=[.L16]*LOG([.N16];2)/100000"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19.87" calcext:value-type="float">
            <text:p>2019.87</text:p>
          </table:table-cell>
          <table:table-cell table:number-columns-repeated="9"/>
          <table:table-cell office:value-type="float" office:value="32768" calcext:value-type="float">
            <text:p>32768</text:p>
          </table:table-cell>
          <table:table-cell office:value-type="float" office:value="3.0181" calcext:value-type="float">
            <text:p>3.0181</text:p>
          </table:table-cell>
          <table:table-cell office:value-type="float" office:value="32768" calcext:value-type="float">
            <text:p>32768</text:p>
          </table:table-cell>
          <table:table-cell table:formula="of:=[.L17]*LOG([.N17];2)/100000" office:value-type="float" office:value="4.9152" calcext:value-type="float">
            <text:p>4.91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039.33" calcext:value-type="float">
            <text:p>8039.33</text:p>
          </table:table-cell>
          <table:table-cell table:number-columns-repeated="9"/>
          <table:table-cell office:value-type="float" office:value="65536" calcext:value-type="float">
            <text:p>65536</text:p>
          </table:table-cell>
          <table:table-cell office:value-type="float" office:value="5.976" calcext:value-type="float">
            <text:p>5.976</text:p>
          </table:table-cell>
          <table:table-cell office:value-type="float" office:value="65536" calcext:value-type="float">
            <text:p>65536</text:p>
          </table:table-cell>
          <table:table-cell table:formula="of:=[.L18]*LOG([.N18];2)/100000" office:value-type="float" office:value="10.48576" calcext:value-type="float">
            <text:p>10.4857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1632.8" calcext:value-type="float">
            <text:p>31632.8</text:p>
          </table:table-cell>
          <table:table-cell table:number-columns-repeated="9"/>
          <table:table-cell office:value-type="float" office:value="131072" calcext:value-type="float">
            <text:p>131072</text:p>
          </table:table-cell>
          <table:table-cell office:value-type="float" office:value="11.9938" calcext:value-type="float">
            <text:p>11.9938</text:p>
          </table:table-cell>
          <table:table-cell office:value-type="float" office:value="131072" calcext:value-type="float">
            <text:p>131072</text:p>
          </table:table-cell>
          <table:table-cell table:formula="of:=[.L19]*LOG([.N19];2)/100000" office:value-type="float" office:value="22.28224" calcext:value-type="float">
            <text:p>22.28224</text:p>
          </table:table-cell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table:number-columns-repeated="9"/>
          <table:table-cell office:value-type="float" office:value="262144" calcext:value-type="float">
            <text:p>262144</text:p>
          </table:table-cell>
          <table:table-cell office:value-type="float" office:value="24.4704" calcext:value-type="float">
            <text:p>24.4704</text:p>
          </table:table-cell>
          <table:table-cell office:value-type="float" office:value="262144" calcext:value-type="float">
            <text:p>262144</text:p>
          </table:table-cell>
          <table:table-cell table:formula="of:=[.L20]*LOG([.N20];2)/100000" office:value-type="float" office:value="47.18592" calcext:value-type="float">
            <text:p>47.18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[.A21]/100000" office:value-type="float" office:value="0.00001" calcext:value-type="float">
            <text:p>0.00001</text:p>
          </table:table-cell>
          <table:table-cell table:number-columns-repeated="9"/>
          <table:table-cell office:value-type="float" office:value="524288" calcext:value-type="float">
            <text:p>524288</text:p>
          </table:table-cell>
          <table:table-cell office:value-type="float" office:value="48.6545" calcext:value-type="float">
            <text:p>48.6545</text:p>
          </table:table-cell>
          <table:table-cell office:value-type="float" office:value="524288" calcext:value-type="float">
            <text:p>524288</text:p>
          </table:table-cell>
          <table:table-cell table:formula="of:=[.L21]*LOG([.N21];2)/100000" office:value-type="float" office:value="99.61472" calcext:value-type="float">
            <text:p>99.61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]*[.A22]/100000" office:value-type="float" office:value="0.00004" calcext:value-type="float">
            <text:p>0.00004</text:p>
          </table:table-cell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95.474" calcext:value-type="float">
            <text:p>95.474</text:p>
          </table:table-cell>
          <table:table-cell office:value-type="float" office:value="1048576" calcext:value-type="float">
            <text:p>1048576</text:p>
          </table:table-cell>
          <table:table-cell table:formula="of:=[.L22]*LOG([.N22];2)/100000" office:value-type="float" office:value="209.7152" calcext:value-type="float">
            <text:p>209.7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]*[.A23]/100000" office:value-type="float" office:value="0.00016" calcext:value-type="float">
            <text:p>0.00016</text:p>
          </table:table-cell>
          <table:table-cell table:number-columns-repeated="9"/>
          <table:table-cell office:value-type="float" office:value="2097152" calcext:value-type="float">
            <text:p>2097152</text:p>
          </table:table-cell>
          <table:table-cell office:value-type="float" office:value="193.886" calcext:value-type="float">
            <text:p>193.886</text:p>
          </table:table-cell>
          <table:table-cell office:value-type="float" office:value="2097152" calcext:value-type="float">
            <text:p>2097152</text:p>
          </table:table-cell>
          <table:table-cell table:formula="of:=[.L23]*LOG([.N23];2)/100000" office:value-type="float" office:value="440.40192" calcext:value-type="float">
            <text:p>440.40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4]*[.A24]/100000" office:value-type="float" office:value="0.00064" calcext:value-type="float">
            <text:p>0.00064</text:p>
          </table:table-cell>
          <table:table-cell table:number-columns-repeated="9"/>
          <table:table-cell office:value-type="float" office:value="4194304" calcext:value-type="float">
            <text:p>4194304</text:p>
          </table:table-cell>
          <table:table-cell office:value-type="float" office:value="379.789" calcext:value-type="float">
            <text:p>379.789</text:p>
          </table:table-cell>
          <table:table-cell office:value-type="float" office:value="4194304" calcext:value-type="float">
            <text:p>4194304</text:p>
          </table:table-cell>
          <table:table-cell table:formula="of:=[.L24]*LOG([.N24];2)/100000" office:value-type="float" office:value="922.74688" calcext:value-type="float">
            <text:p>922.74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5]*[.A25]/100000" office:value-type="float" office:value="0.00256" calcext:value-type="float">
            <text:p>0.00256</text:p>
          </table:table-cell>
          <table:table-cell table:number-columns-repeated="9"/>
          <table:table-cell office:value-type="float" office:value="8388608" calcext:value-type="float">
            <text:p>8388608</text:p>
          </table:table-cell>
          <table:table-cell office:value-type="float" office:value="756.241" calcext:value-type="float">
            <text:p>756.241</text:p>
          </table:table-cell>
          <table:table-cell office:value-type="float" office:value="8388608" calcext:value-type="float">
            <text:p>8388608</text:p>
          </table:table-cell>
          <table:table-cell table:formula="of:=[.L25]*LOG([.N25];2)/100000" office:value-type="float" office:value="1929.37984" calcext:value-type="float">
            <text:p>1929.379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6]*[.A26]/100000" office:value-type="float" office:value="0.01024" calcext:value-type="float">
            <text:p>0.01024</text:p>
          </table:table-cell>
          <table:table-cell table:number-columns-repeated="9"/>
          <table:table-cell office:value-type="float" office:value="16777216" calcext:value-type="float">
            <text:p>16777216</text:p>
          </table:table-cell>
          <table:table-cell office:value-type="float" office:value="1508.05" calcext:value-type="float">
            <text:p>1508.05</text:p>
          </table:table-cell>
          <table:table-cell office:value-type="float" office:value="16777216" calcext:value-type="float">
            <text:p>16777216</text:p>
          </table:table-cell>
          <table:table-cell table:formula="of:=[.L26]*LOG([.N26];2)/100000" office:value-type="float" office:value="4026.53184" calcext:value-type="float">
            <text:p>4026.531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7]*[.A27]/100000" office:value-type="float" office:value="0.04096" calcext:value-type="float">
            <text:p>0.04096</text:p>
          </table:table-cell>
          <table:table-cell table:number-columns-repeated="9"/>
          <table:table-cell office:value-type="float" office:value="33554432" calcext:value-type="float">
            <text:p>33554432</text:p>
          </table:table-cell>
          <table:table-cell office:value-type="float" office:value="3013.11" calcext:value-type="float">
            <text:p>3013.11</text:p>
          </table:table-cell>
          <table:table-cell office:value-type="float" office:value="33554432" calcext:value-type="float">
            <text:p>33554432</text:p>
          </table:table-cell>
          <table:table-cell table:formula="of:=[.L27]*LOG([.N27];2)/100000" office:value-type="float" office:value="8388.608" calcext:value-type="float">
            <text:p>8388.6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28]*[.A28]/100000" office:value-type="float" office:value="0.16384" calcext:value-type="float">
            <text:p>0.16384</text:p>
          </table:table-cell>
          <table:table-cell table:number-columns-repeated="9"/>
          <table:table-cell office:value-type="float" office:value="67108864" calcext:value-type="float">
            <text:p>67108864</text:p>
          </table:table-cell>
          <table:table-cell office:value-type="float" office:value="6027.8" calcext:value-type="float">
            <text:p>6027.8</text:p>
          </table:table-cell>
          <table:table-cell office:value-type="float" office:value="67108864" calcext:value-type="float">
            <text:p>67108864</text:p>
          </table:table-cell>
          <table:table-cell table:formula="of:=[.L28]*LOG([.N28];2)/100000" office:value-type="float" office:value="17448.30464" calcext:value-type="float">
            <text:p>17448.304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9]*[.A29]/100000" office:value-type="float" office:value="0.65536" calcext:value-type="float">
            <text:p>0.6553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30]*[.A30]/100000" office:value-type="float" office:value="2.62144" calcext:value-type="float">
            <text:p>2.62144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31]*[.A31]/100000" office:value-type="float" office:value="10.48576" calcext:value-type="float">
            <text:p>10.48576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32]*[.A32]/100000" office:value-type="float" office:value="41.94304" calcext:value-type="float">
            <text:p>41.94304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33]*[.A33]/100000" office:value-type="float" office:value="167.77216" calcext:value-type="float">
            <text:p>167.77216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A34]*[.A34]/100000" office:value-type="float" office:value="671.08864" calcext:value-type="float">
            <text:p>671.08864</text:p>
          </table:table-cell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A35]*[.A35]/100000" office:value-type="float" office:value="2684.35456" calcext:value-type="float">
            <text:p>2684.35456</text:p>
          </table:table-cell>
          <table:table-cell table:number-columns-repeated="3"/>
          <table:table-cell table:number-columns-repeated="2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[.A36]*[.A36]/100000" office:value-type="float" office:value="10737.41824" calcext:value-type="float">
            <text:p>10737.41824</text:p>
          </table:table-cell>
          <table:table-cell table:number-columns-repeated="3"/>
          <table:table-cell table:number-columns-repeated="2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37]*[.A37]/100000" office:value-type="float" office:value="42949.67296" calcext:value-type="float">
            <text:p>42949.67296</text:p>
          </table:table-cell>
          <table:table-cell table:number-columns-repeated="3"/>
          <table:table-cell table:number-columns-repeated="2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table:formula="of:=[.C41]*[.C41]/100000" office:value-type="float" office:value="171798.69184" calcext:value-type="float">
            <text:p>171798.69184</text:p>
          </table:table-cell>
          <table:table-cell/>
          <table:table-cell table:number-columns-repeated="2"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8192" calcext:value-type="float">
            <text:p>8192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6384" calcext:value-type="float">
            <text:p>1638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32768" calcext:value-type="float">
            <text:p>32768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65536" calcext:value-type="float">
            <text:p>65536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31072" calcext:value-type="float">
            <text:p>131072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262144" calcext:value-type="float">
            <text:p>26214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524288" calcext:value-type="float">
            <text:p>524288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048576" calcext:value-type="float">
            <text:p>1048576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2097152" calcext:value-type="float">
            <text:p>2097152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4194304" calcext:value-type="float">
            <text:p>419430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8388608" calcext:value-type="float">
            <text:p>8388608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6777216" calcext:value-type="float">
            <text:p>16777216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33554432" calcext:value-type="float">
            <text:p>33554432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67108864" calcext:value-type="float">
            <text:p>671088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09:18:04.856591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09:19:48.865817907</dc:date>
    <meta:generator>LibreOffice/4.2.7.2$Linux_X86_64 LibreOffice_project/420m0$Build-2</meta:generator>
    <meta:editing-duration>PT8S</meta:editing-duration>
    <meta:editing-cycles>5</meta:editing-cycles>
    <meta:document-statistic meta:table-count="1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47cm" svg:height="11.004cm" xlink:href=".." xlink:type="simple" chart:class="chart:scatter" chart:style-name="ch1">
        <chart:title svg:x="5.543cm" svg:y="0.356cm" chart:style-name="ch2">
          <text:p>Lista na tablicy powiększającej się o 1</text:p>
        </chart:title>
        <chart:legend chart:legend-position="end" svg:x="14.804cm" svg:y="4.207cm" style:legend-expansion="high" chart:style-name="ch3"/>
        <chart:plot-area chart:style-name="ch4" table:cell-range-address="Sheet1.M1:Sheet1.M28 Sheet1.A2:Sheet1.B19 Sheet1.A1:Sheet1.B1 Sheet1.G29:Sheet1.G55 Sheet1.B20:Sheet1.B38 Sheet1.O1:Sheet1.O28" chart:data-source-has-labels="both" svg:x="1.387cm" svg:y="1.381cm" svg:width="13.041cm" svg:height="8.422cm">
          <chartooo:coordinate-region svg:x="3.305cm" svg:y="1.58cm" svg:width="10.288cm" svg:height="7.576cm"/>
          <chart:axis chart:dimension="x" chart:name="primary-x" chart:style-name="ch5" chartooo:axis-type="auto">
            <chart:title svg:x="6.95cm" svg:y="10.023cm" chart:style-name="ch6">
              <text:p>Ilość danych</text:p>
            </chart:title>
            <chart:categories table:cell-range-address="Sheet1.M2:Sheet1.M19"/>
          </chart:axis>
          <chart:axis chart:dimension="y" chart:name="primary-y" chart:style-name="ch5">
            <chart:title svg:x="0.451cm" svg:y="7.647cm" chart:style-name="ch7">
              <text:p>Średni czas wykonania [ms]</text:p>
            </chart:title>
            <chart:grid chart:style-name="ch8" chart:class="major"/>
          </chart:axis>
          <chart:series chart:style-name="ch9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0" chart:values-cell-range-address="Sheet1.G29:Sheet1.G55" chart:class="chart:scatter">
            <chart:domain table:cell-range-address="Sheet1.F29:Sheet1.F55"/>
            <chart:data-point chart:repeated="27"/>
          </chart:series>
          <chart:series chart:style-name="ch11" chart:values-cell-range-address="Sheet1.B21:Sheet1.B38" chart:label-cell-address="Sheet1.B20:Sheet1.B20" chart:class="chart:scatter">
            <chart:domain table:cell-range-address="Sheet1.A21:Sheet1.A38"/>
            <chart:data-point chart:repeated="18"/>
          </chart:series>
          <chart:series chart:style-name="ch12" chart:values-cell-range-address="Sheet1.M2:Sheet1.M28" chart:label-cell-address="Sheet1.M1:Sheet1.M1" chart:class="chart:scatter">
            <chart:domain table:cell-range-address="Sheet1.L2:Sheet1.L28"/>
            <chart:data-point chart:repeated="27"/>
          </chart:series>
          <chart:series chart:style-name="ch13" chart:values-cell-range-address="Sheet1.O2:Sheet1.O28" chart:label-cell-address="Sheet1.O1:Sheet1.O1" chart:class="chart:scatter">
            <chart:domain table:cell-range-address="Sheet1.N2:Sheet1.N28"/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iększanie o 1</text:p>
                <draw:g>
                  <svg:desc>Sheet1.B1:Sheet1.B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  <table:table-cell office:value-type="string">
                <text:p>O(n^2)</text:p>
                <draw:g>
                  <svg:desc>Sheet1.B20:Sheet1.B2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Podwajanie</text:p>
                <draw:g>
                  <svg:desc>Sheet1.M1:Sheet1.M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(nlog(n)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0.0124">
                <text:p>0</text:p>
                <draw:g>
                  <svg:desc>Sheet1.M2:Sheet1.M19</svg:desc>
                </draw:g>
              </table:table-cell>
              <table:table-cell office:value-type="float" office:value="1">
                <text:p>1</text:p>
                <draw:g>
                  <svg:desc>Sheet1.A2:Sheet1.A19</svg:desc>
                </draw:g>
              </table:table-cell>
              <table:table-cell office:value-type="float" office:value="0.0193">
                <text:p>0.0193</text:p>
                <draw:g>
                  <svg:desc>Sheet1.B2:Sheet1.B19</svg:desc>
                </draw:g>
              </table:table-cell>
              <table:table-cell office:value-type="float" office:value="1">
                <text:p>1</text:p>
                <draw:g>
                  <svg:desc>Sheet1.F29:Sheet1.F55</svg:desc>
                </draw:g>
              </table:table-cell>
              <table:table-cell office:value-type="float" office:value="1">
                <text:p>1</text:p>
                <draw:g>
                  <svg:desc>Sheet1.G29:Sheet1.G55</svg:desc>
                </draw:g>
              </table:table-cell>
              <table:table-cell office:value-type="float" office:value="1">
                <text:p>1</text:p>
                <draw:g>
                  <svg:desc>Sheet1.A21:Sheet1.A38</svg:desc>
                </draw:g>
              </table:table-cell>
              <table:table-cell office:value-type="float" office:value="0.00001">
                <text:p>0.00001</text:p>
                <draw:g>
                  <svg:desc>Sheet1.B21:Sheet1.B38</svg:desc>
                </draw:g>
              </table:table-cell>
              <table:table-cell office:value-type="float" office:value="1">
                <text:p>1</text:p>
                <draw:g>
                  <svg:desc>Sheet1.L2:Sheet1.L28</svg:desc>
                </draw:g>
              </table:table-cell>
              <table:table-cell office:value-type="float" office:value="0.0124">
                <text:p>0.0124</text:p>
                <draw:g>
                  <svg:desc>Sheet1.M2:Sheet1.M28</svg:desc>
                </draw:g>
              </table:table-cell>
              <table:table-cell office:value-type="float" office:value="1">
                <text:p>1</text:p>
                <draw:g>
                  <svg:desc>Sheet1.N2:Sheet1.N28</svg:desc>
                </draw:g>
              </table:table-cell>
              <table:table-cell office:value-type="float" office:value="0">
                <text:p>0</text:p>
                <draw:g>
                  <svg:desc>Sheet1.O2:Sheet1.O28</svg:desc>
                </draw:g>
              </table:table-cell>
            </table:table-row>
            <table:table-row>
              <table:table-cell office:value-type="float" office:value="0.0047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4">
                <text:p>0.00004</text:p>
              </table:table-cell>
              <table:table-cell office:value-type="float" office:value="2">
                <text:p>2</text:p>
              </table:table-cell>
              <table:table-cell office:value-type="float" office:value="0.0047">
                <text:p>0.0047</text:p>
              </table:table-cell>
              <table:table-cell office:value-type="float" office:value="2">
                <text:p>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0.004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89">
                <text:p>0.008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16">
                <text:p>0.00016</text:p>
              </table:table-cell>
              <table:table-cell office:value-type="float" office:value="4">
                <text:p>4</text:p>
              </table:table-cell>
              <table:table-cell office:value-type="float" office:value="0.0045">
                <text:p>0.0045</text:p>
              </table:table-cell>
              <table:table-cell office:value-type="float" office:value="4">
                <text:p>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0.0051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0103">
                <text:p>0.010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64">
                <text:p>0.00064</text:p>
              </table:table-cell>
              <table:table-cell office:value-type="float" office:value="8">
                <text:p>8</text:p>
              </table:table-cell>
              <table:table-cell office:value-type="float" office:value="0.0051">
                <text:p>0.0051</text:p>
              </table:table-cell>
              <table:table-cell office:value-type="float" office:value="8">
                <text:p>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0.0059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.0136">
                <text:p>0.013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56">
                <text:p>0.00256</text:p>
              </table:table-cell>
              <table:table-cell office:value-type="float" office:value="16">
                <text:p>16</text:p>
              </table:table-cell>
              <table:table-cell office:value-type="float" office:value="0.0059">
                <text:p>0.0059</text:p>
              </table:table-cell>
              <table:table-cell office:value-type="float" office:value="16">
                <text:p>16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.0205">
                <text:p>0.020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1024">
                <text:p>0.01024</text:p>
              </table:table-cell>
              <table:table-cell office:value-type="float" office:value="32">
                <text:p>32</text:p>
              </table:table-cell>
              <table:table-cell office:value-type="float" office:value="0.007">
                <text:p>0.007</text:p>
              </table:table-cell>
              <table:table-cell office:value-type="float" office:value="32">
                <text:p>3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0.0101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.0624">
                <text:p>0.062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4096">
                <text:p>0.04096</text:p>
              </table:table-cell>
              <table:table-cell office:value-type="float" office:value="64">
                <text:p>64</text:p>
              </table:table-cell>
              <table:table-cell office:value-type="float" office:value="0.0101">
                <text:p>0.0101</text:p>
              </table:table-cell>
              <table:table-cell office:value-type="float" office:value="64">
                <text:p>64</text:p>
              </table:table-cell>
              <table:table-cell office:value-type="float" office:value="0.00384">
                <text:p>0.00384</text:p>
              </table:table-cell>
            </table:table-row>
            <table:table-row>
              <table:table-cell office:value-type="float" office:value="0.0158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.1208">
                <text:p>0.120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6384">
                <text:p>0.16384</text:p>
              </table:table-cell>
              <table:table-cell office:value-type="float" office:value="128">
                <text:p>128</text:p>
              </table:table-cell>
              <table:table-cell office:value-type="float" office:value="0.0158">
                <text:p>0.0158</text:p>
              </table:table-cell>
              <table:table-cell office:value-type="float" office:value="128">
                <text:p>128</text:p>
              </table:table-cell>
              <table:table-cell office:value-type="float" office:value="0.00896">
                <text:p>0.00896</text:p>
              </table:table-cell>
            </table:table-row>
            <table:table-row>
              <table:table-cell office:value-type="float" office:value="0.0295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0.3837">
                <text:p>0.383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5536">
                <text:p>0.65536</text:p>
              </table:table-cell>
              <table:table-cell office:value-type="float" office:value="256">
                <text:p>256</text:p>
              </table:table-cell>
              <table:table-cell office:value-type="float" office:value="0.0295">
                <text:p>0.0295</text:p>
              </table:table-cell>
              <table:table-cell office:value-type="float" office:value="256">
                <text:p>256</text:p>
              </table:table-cell>
              <table:table-cell office:value-type="float" office:value="0.02048">
                <text:p>0.02048</text:p>
              </table:table-cell>
            </table:table-row>
            <table:table-row>
              <table:table-cell office:value-type="float" office:value="0.0848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0.776">
                <text:p>0.776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62144">
                <text:p>2.62144</text:p>
              </table:table-cell>
              <table:table-cell office:value-type="float" office:value="512">
                <text:p>512</text:p>
              </table:table-cell>
              <table:table-cell office:value-type="float" office:value="0.0848">
                <text:p>0.0848</text:p>
              </table:table-cell>
              <table:table-cell office:value-type="float" office:value="512">
                <text:p>512</text:p>
              </table:table-cell>
              <table:table-cell office:value-type="float" office:value="0.04608">
                <text:p>0.04608</text:p>
              </table:table-cell>
            </table:table-row>
            <table:table-row>
              <table:table-cell office:value-type="float" office:value="0.1939">
                <text:p>0</text:p>
              </table:table-cell>
              <table:table-cell office:value-type="float" office:value="1024">
                <text:p>1024</text:p>
              </table:table-cell>
              <table:table-cell office:value-type="float" office:value="2.2263">
                <text:p>2.2263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.48576">
                <text:p>10.48576</text:p>
              </table:table-cell>
              <table:table-cell office:value-type="float" office:value="1024">
                <text:p>1024</text:p>
              </table:table-cell>
              <table:table-cell office:value-type="float" office:value="0.1939">
                <text:p>0.1939</text:p>
              </table:table-cell>
              <table:table-cell office:value-type="float" office:value="1024">
                <text:p>1024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float" office:value="0.3772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7.9806">
                <text:p>7.9806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1.94304">
                <text:p>41.94304</text:p>
              </table:table-cell>
              <table:table-cell office:value-type="float" office:value="2048">
                <text:p>2048</text:p>
              </table:table-cell>
              <table:table-cell office:value-type="float" office:value="0.3772">
                <text:p>0.3772</text:p>
              </table:table-cell>
              <table:table-cell office:value-type="float" office:value="2048">
                <text:p>2048</text:p>
              </table:table-cell>
              <table:table-cell office:value-type="float" office:value="0.22528">
                <text:p>0.22528</text:p>
              </table:table-cell>
            </table:table-row>
            <table:table-row>
              <table:table-cell office:value-type="float" office:value="0.7393">
                <text:p>0</text:p>
              </table:table-cell>
              <table:table-cell office:value-type="float" office:value="4096">
                <text:p>4096</text:p>
              </table:table-cell>
              <table:table-cell office:value-type="float" office:value="30.9136">
                <text:p>30.9136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67.77216">
                <text:p>167.77216</text:p>
              </table:table-cell>
              <table:table-cell office:value-type="float" office:value="4096">
                <text:p>4096</text:p>
              </table:table-cell>
              <table:table-cell office:value-type="float" office:value="0.7393">
                <text:p>0.7393</text:p>
              </table:table-cell>
              <table:table-cell office:value-type="float" office:value="4096">
                <text:p>4096</text:p>
              </table:table-cell>
              <table:table-cell office:value-type="float" office:value="0.49152">
                <text:p>0.49152</text:p>
              </table:table-cell>
            </table:table-row>
            <table:table-row>
              <table:table-cell office:value-type="float" office:value="0.8794">
                <text:p>0</text:p>
              </table:table-cell>
              <table:table-cell office:value-type="float" office:value="8192">
                <text:p>8192</text:p>
              </table:table-cell>
              <table:table-cell office:value-type="float" office:value="121.549">
                <text:p>121.549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671.08864">
                <text:p>671.08864</text:p>
              </table:table-cell>
              <table:table-cell office:value-type="float" office:value="8192">
                <text:p>8192</text:p>
              </table:table-cell>
              <table:table-cell office:value-type="float" office:value="0.8794">
                <text:p>0.8794</text:p>
              </table:table-cell>
              <table:table-cell office:value-type="float" office:value="8192">
                <text:p>8192</text:p>
              </table:table-cell>
              <table:table-cell office:value-type="float" office:value="1.06496">
                <text:p>1.06496</text:p>
              </table:table-cell>
            </table:table-row>
            <table:table-row>
              <table:table-cell office:value-type="float" office:value="1.5608">
                <text:p/>
              </table:table-cell>
              <table:table-cell office:value-type="float" office:value="16384">
                <text:p>16384</text:p>
              </table:table-cell>
              <table:table-cell office:value-type="float" office:value="482.827">
                <text:p>482.827</text:p>
              </table:table-cell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2684.35456">
                <text:p>2684.35456</text:p>
              </table:table-cell>
              <table:table-cell office:value-type="float" office:value="16384">
                <text:p>16384</text:p>
              </table:table-cell>
              <table:table-cell office:value-type="float" office:value="1.5608">
                <text:p>1.5608</text:p>
              </table:table-cell>
              <table:table-cell office:value-type="float" office:value="16384">
                <text:p>16384</text:p>
              </table:table-cell>
              <table:table-cell office:value-type="float" office:value="2.29376">
                <text:p>2.29376</text:p>
              </table:table-cell>
            </table:table-row>
            <table:table-row>
              <table:table-cell office:value-type="float" office:value="3.0181">
                <text:p/>
              </table:table-cell>
              <table:table-cell office:value-type="float" office:value="32768">
                <text:p>32768</text:p>
              </table:table-cell>
              <table:table-cell office:value-type="float" office:value="2019.87">
                <text:p>2019.87</text:p>
              </table:table-cell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10737.41824">
                <text:p>10737.41824</text:p>
              </table:table-cell>
              <table:table-cell office:value-type="float" office:value="32768">
                <text:p>32768</text:p>
              </table:table-cell>
              <table:table-cell office:value-type="float" office:value="3.0181">
                <text:p>3.0181</text:p>
              </table:table-cell>
              <table:table-cell office:value-type="float" office:value="32768">
                <text:p>32768</text:p>
              </table:table-cell>
              <table:table-cell office:value-type="float" office:value="4.9152">
                <text:p>4.9152</text:p>
              </table:table-cell>
            </table:table-row>
            <table:table-row>
              <table:table-cell office:value-type="float" office:value="5.976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8039.33">
                <text:p>8039.33</text:p>
              </table:table-cell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42949.67296">
                <text:p>42949.67296</text:p>
              </table:table-cell>
              <table:table-cell office:value-type="float" office:value="65536">
                <text:p>65536</text:p>
              </table:table-cell>
              <table:table-cell office:value-type="float" office:value="5.976">
                <text:p>5.976</text:p>
              </table:table-cell>
              <table:table-cell office:value-type="float" office:value="65536">
                <text:p>65536</text:p>
              </table:table-cell>
              <table:table-cell office:value-type="float" office:value="10.48576">
                <text:p>10.48576</text:p>
              </table:table-cell>
            </table:table-row>
            <table:table-row>
              <table:table-cell office:value-type="float" office:value="11.9938">
                <text:p>10</text:p>
              </table:table-cell>
              <table:table-cell office:value-type="float" office:value="131072">
                <text:p>131072</text:p>
              </table:table-cell>
              <table:table-cell office:value-type="float" office:value="31632.8">
                <text:p>31632.8</text:p>
              </table:table-cell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2">
                <text:p>131072</text:p>
              </table:table-cell>
              <table:table-cell office:value-type="float" office:value="11.9938">
                <text:p>11.9938</text:p>
              </table:table-cell>
              <table:table-cell office:value-type="float" office:value="131072">
                <text:p>131072</text:p>
              </table:table-cell>
              <table:table-cell office:value-type="float" office:value="22.28224">
                <text:p>22.28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4">
                <text:p>262144</text:p>
              </table:table-cell>
              <table:table-cell office:value-type="float" office:value="24.4704">
                <text:p>24.4704</text:p>
              </table:table-cell>
              <table:table-cell office:value-type="float" office:value="262144">
                <text:p>262144</text:p>
              </table:table-cell>
              <table:table-cell office:value-type="float" office:value="47.18592">
                <text:p>47.1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8">
                <text:p>524288</text:p>
              </table:table-cell>
              <table:table-cell office:value-type="float" office:value="48.6545">
                <text:p>48.6545</text:p>
              </table:table-cell>
              <table:table-cell office:value-type="float" office:value="524288">
                <text:p>524288</text:p>
              </table:table-cell>
              <table:table-cell office:value-type="float" office:value="99.61472">
                <text:p>99.61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76">
                <text:p>1048576</text:p>
              </table:table-cell>
              <table:table-cell office:value-type="float" office:value="95.474">
                <text:p>95.474</text:p>
              </table:table-cell>
              <table:table-cell office:value-type="float" office:value="1048576">
                <text:p>1048576</text:p>
              </table:table-cell>
              <table:table-cell office:value-type="float" office:value="209.7152">
                <text:p>209.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52">
                <text:p>2097152</text:p>
              </table:table-cell>
              <table:table-cell office:value-type="float" office:value="193.886">
                <text:p>193.886</text:p>
              </table:table-cell>
              <table:table-cell office:value-type="float" office:value="2097152">
                <text:p>2097152</text:p>
              </table:table-cell>
              <table:table-cell office:value-type="float" office:value="440.40192">
                <text:p>440.4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379.789">
                <text:p>379.789</text:p>
              </table:table-cell>
              <table:table-cell office:value-type="float" office:value="4194304">
                <text:p>4194304</text:p>
              </table:table-cell>
              <table:table-cell office:value-type="float" office:value="922.74688">
                <text:p>922.74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756.241">
                <text:p>756.241</text:p>
              </table:table-cell>
              <table:table-cell office:value-type="float" office:value="8388608">
                <text:p>8388608</text:p>
              </table:table-cell>
              <table:table-cell office:value-type="float" office:value="1929.37984">
                <text:p>1929.37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1508.05">
                <text:p>1508.05</text:p>
              </table:table-cell>
              <table:table-cell office:value-type="float" office:value="16777216">
                <text:p>16777216</text:p>
              </table:table-cell>
              <table:table-cell office:value-type="float" office:value="4026.53184">
                <text:p>4026.53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54432">
                <text:p>33554432</text:p>
              </table:table-cell>
              <table:table-cell office:value-type="float" office:value="3013.11">
                <text:p>3013.11</text:p>
              </table:table-cell>
              <table:table-cell office:value-type="float" office:value="33554432">
                <text:p>33554432</text:p>
              </table:table-cell>
              <table:table-cell office:value-type="float" office:value="8388.608">
                <text:p>8388.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08864">
                <text:p>67108864</text:p>
              </table:table-cell>
              <table:table-cell office:value-type="float" office:value="6027.8">
                <text:p>6027.8</text:p>
              </table:table-cell>
              <table:table-cell office:value-type="float" office:value="67108864">
                <text:p>67108864</text:p>
              </table:table-cell>
              <table:table-cell office:value-type="float" office:value="17448.30464">
                <text:p>17448.3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